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fo:language="ru" fo:country="RU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en" fo:country="US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language="en" fo:country="US" fo:font-style="normal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3"><text:span text:style-name="T30">Type: BDKG-</text:span><text:span text:style-name="T31">2</text:span><text:span text:style-name="T30">3</text:span><text:span text:style-name="T8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6">S</text:span><text:span text:style-name="T34">/</text:span><text:span text:style-name="T16">N</text:span><text:span text:style-name="T34">: <text:s/></text:span><text:span text:style-name="T35">$allSerial</text:span><text:tab/></text:p>
      <text:p text:style-name="P4"/>
      <text:p text:style-name="P3">Measurement limits: </text:p>
      <text:p text:style-name="P4">BDKG-23: γ 0.1 µGy /h – 100 <text:span text:style-name="T25">Gy</text:span>/h;</text:p>
      <text:p text:style-name="P9"/>
      <text:p text:style-name="P3">Measurement error: </text:p>
      <text:p text:style-name="P18">BDKG-23: ±15%</text:p>
      <text:p text:style-name="P16"/>
      <text:p text:style-name="P3">Operating conditions:</text:p>
      <text:list xml:id="list2412894047254726631" text:style-name="L1">
        <text:list-item>
          <text:p text:style-name="P41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41"><text:span text:style-name="T15">Atmospheric pressure<text:tab/></text:span><text:span text:style-name="T15"><text:tab/><text:tab/><text:tab/>98,5 kPa</text:span></text:p>
        </text:list-item>
        <text:list-item>
          <text:p text:style-name="P41"><text:span text:style-name="T15">Relative humidity<text:tab/><text:tab/></text:span><text:span text:style-name="T15"><text:tab/><text:tab/>$vlag %</text:span></text:p>
        </text:list-item>
        <text:list-item>
          <text:p text:style-name="P40">Gamma radiation background<text:tab/><text:tab/><text:tab/>$bground <text:s/>n<text:span text:style-name="T19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13">BDKG-23 (</text:span><text:span text:style-name="T17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1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1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9">H</text:span><text:span text:style-name="T20">1</text:span></text:p>
          </table:table-cell>
          <table:table-cell table:style-name="t1.D3" office:value-type="string">
            <text:p text:style-name="P34"><text:span text:style-name="T14">H</text:span><text:span text:style-name="T20">2</text:span></text:p>
          </table:table-cell>
          <table:table-cell table:style-name="t1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<text:span text:style-name="T13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7 <text:span text:style-name="T13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<text:span text:style-name="T13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13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13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13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5">0,7</text:span> <text:span text:style-name="T13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13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13">40</text:span> <text:span text:style-name="T13">Gy</text:span>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3"><text:span text:style-name="T13">BDKG-23 (</text:span><text:span text:style-name="T17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2.B2" table:number-rows-spanned="3" office:value-type="string">
            <text:p text:style-name="P38">Radia-tion source <text:s/>number</text:p>
          </table:table-cell>
          <table:table-cell table:style-name="t2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2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2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9">H</text:span><text:span text:style-name="T20">1</text:span></text:p>
          </table:table-cell>
          <table:table-cell table:style-name="t2.D3" office:value-type="string">
            <text:p text:style-name="P34"><text:span text:style-name="T14">H</text:span><text:span text:style-name="T20">2</text:span></text:p>
          </table:table-cell>
          <table:table-cell table:style-name="t2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<text:span text:style-name="T13">Gy</text:span>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.A5" office:value-type="string">
            <text:p text:style-name="P11">7 <text:span text:style-name="T13">Gy </text:span>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<text:span text:style-name="T13">Gy </text:span>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<text:span text:style-name="T13">Gy </text:span>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<text:span text:style-name="T13">Gy </text:span>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<text:span text:style-name="T13">Gy </text:span>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5">0,7</text:span> <text:span text:style-name="T13">Gy</text:span>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13">Gy</text:span>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13">40</text:span> <text:span text:style-name="T13">Gy</text:span>/h</text:p>
          </table:table-cell>
          <table:table-cell table:style-name="t2.B13" office:value-type="string">
            <text:p text:style-name="P12">$<text:span text:style-name="T13">2</text:span>-3<text:span text:style-name="T13">8</text:span></text:p>
          </table:table-cell>
          <table:table-cell table:style-name="t2.B13" office:value-type="string">
            <text:p text:style-name="P12"><text:span text:style-name="T13">$2-</text:span>4<text:span text:style-name="T13">8</text:span></text:p>
          </table:table-cell>
          <table:table-cell table:style-name="t2.B13" office:value-type="string">
            <text:p text:style-name="P12"><text:span text:style-name="T13">$2-</text:span>5<text:span text:style-name="T13">8</text:span></text:p>
          </table:table-cell>
          <table:table-cell table:style-name="t2.B13" office:value-type="string">
            <text:p text:style-name="P12"><text:span text:style-name="T13">$2-</text:span>6<text:span text:style-name="T13">8</text:span></text:p>
          </table:table-cell>
          <table:table-cell table:style-name="t2.B13" office:value-type="string">
            <text:p text:style-name="P12">$<text:span text:style-name="T13">2</text:span>-7<text:span text:style-name="T13">8</text:span></text:p>
          </table:table-cell>
          <table:table-cell table:style-name="t2.B13" office:value-type="string">
            <text:p text:style-name="P12"><text:span text:style-name="T13">$2-</text:span>8<text:span text:style-name="T13">8</text:span></text:p>
          </table:table-cell>
          <table:table-cell table:style-name="t2.B13" office:value-type="string">
            <text:p text:style-name="P12"><text:span text:style-name="T13">$2-</text:span>0<text:span text:style-name="T13">8</text:span></text:p>
          </table:table-cell>
          <table:table-cell table:style-name="t2.B13" office:value-type="string">
            <text:p text:style-name="P12"><text:span text:style-name="T13">$2-</text:span>1<text:span text:style-name="T13">8</text:span></text:p>
          </table:table-cell>
          <table:table-cell table:style-name="t2.B13" office:value-type="string">
            <text:p text:style-name="P12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4"><text:span text:style-name="T13">BDKG-23 (</text:span><text:span text:style-name="T17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3.B2" table:number-rows-spanned="3" office:value-type="string">
            <text:p text:style-name="P38">Radia-tion source <text:s/>number</text:p>
          </table:table-cell>
          <table:table-cell table:style-name="t3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3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3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9">H</text:span><text:span text:style-name="T20">1</text:span></text:p>
          </table:table-cell>
          <table:table-cell table:style-name="t3.D3" office:value-type="string">
            <text:p text:style-name="P34"><text:span text:style-name="T14">H</text:span><text:span text:style-name="T20">2</text:span></text:p>
          </table:table-cell>
          <table:table-cell table:style-name="t3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<text:span text:style-name="T13">Gy</text:span>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3">15</text:span></text:p>
          </table:table-cell>
        </table:table-row>
        <table:table-row>
          <table:table-cell table:style-name="t3.A5" office:value-type="string">
            <text:p text:style-name="P11">7 <text:span text:style-name="T13">Gy </text:span>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<text:span text:style-name="T13">Gy </text:span>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<text:span text:style-name="T13">Gy </text:span>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<text:span text:style-name="T13">Gy </text:span>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<text:span text:style-name="T13">Gy </text:span>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5">0,7</text:span> <text:span text:style-name="T13">Gy</text:span>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13">Gy</text:span>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13">40</text:span> <text:span text:style-name="T13">Gy</text:span>/h</text:p>
          </table:table-cell>
          <table:table-cell table:style-name="t3.B13" office:value-type="string">
            <text:p text:style-name="P12"><text:span text:style-name="T13">$3-</text:span>3<text:span text:style-name="T13">8</text:span></text:p>
          </table:table-cell>
          <table:table-cell table:style-name="t3.B13" office:value-type="string">
            <text:p text:style-name="P12">$<text:span text:style-name="T13">3</text:span>-4<text:span text:style-name="T13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<text:span text:style-name="T13">BDKG-23 (</text:span><text:span text:style-name="T17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4.B2" table:number-rows-spanned="3" office:value-type="string">
            <text:p text:style-name="P38">Radia-tion source <text:s/>number</text:p>
          </table:table-cell>
          <table:table-cell table:style-name="t4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4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4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9">H</text:span><text:span text:style-name="T20">1</text:span></text:p>
          </table:table-cell>
          <table:table-cell table:style-name="t4.D3" office:value-type="string">
            <text:p text:style-name="P34"><text:span text:style-name="T14">H</text:span><text:span text:style-name="T20">2</text:span></text:p>
          </table:table-cell>
          <table:table-cell table:style-name="t4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<text:span text:style-name="T13">Gy</text:span>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4.A5" office:value-type="string">
            <text:p text:style-name="P11">7 <text:span text:style-name="T13">Gy </text:span>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<text:span text:style-name="T13">Gy </text:span>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<text:span text:style-name="T13">Gy </text:span>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<text:span text:style-name="T13">Gy </text:span>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<text:span text:style-name="T13">Gy </text:span>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5">0,7</text:span> <text:span text:style-name="T13">Gy</text:span>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13">Gy</text:span>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13">40</text:span> <text:span text:style-name="T13">Gy</text:span>/h</text:p>
          </table:table-cell>
          <table:table-cell table:style-name="t4.B13" office:value-type="string">
            <text:p text:style-name="P12">$<text:span text:style-name="T13">4</text:span>-3<text:span text:style-name="T13">8</text:span></text:p>
          </table:table-cell>
          <table:table-cell table:style-name="t4.B13" office:value-type="string">
            <text:p text:style-name="P12"><text:span text:style-name="T13">$4-</text:span>4<text:span text:style-name="T13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3">$4-</text:span>7<text:span text:style-name="T13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3">4</text:span>-1<text:span text:style-name="T13">8</text:span></text:p>
          </table:table-cell>
          <table:table-cell table:style-name="t4.B13" office:value-type="string">
            <text:p text:style-name="P12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13">BDKG-23 (</text:span><text:span text:style-name="T17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5.B2" table:number-rows-spanned="3" office:value-type="string">
            <text:p text:style-name="P38">Radia-tion source <text:s/>number</text:p>
          </table:table-cell>
          <table:table-cell table:style-name="t5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5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5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9">H</text:span><text:span text:style-name="T20">1</text:span></text:p>
          </table:table-cell>
          <table:table-cell table:style-name="t5.D3" office:value-type="string">
            <text:p text:style-name="P34"><text:span text:style-name="T14">H</text:span><text:span text:style-name="T20">2</text:span></text:p>
          </table:table-cell>
          <table:table-cell table:style-name="t5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<text:span text:style-name="T13">Gy</text:span>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5.A5" office:value-type="string">
            <text:p text:style-name="P11">7 <text:span text:style-name="T13">Gy </text:span>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<text:span text:style-name="T13">Gy </text:span>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<text:span text:style-name="T13">Gy </text:span>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<text:span text:style-name="T13">Gy </text:span>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<text:span text:style-name="T13">Gy </text:span>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5">0,7</text:span> <text:span text:style-name="T13">Gy</text:span>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13">Gy</text:span>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13">40</text:span> <text:span text:style-name="T13">Gy</text:span>/h</text:p>
          </table:table-cell>
          <table:table-cell table:style-name="t5.B13" office:value-type="string">
            <text:p text:style-name="P12">$<text:span text:style-name="T13">5</text:span>-3<text:span text:style-name="T13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3">5</text:span>-7<text:span text:style-name="T13">8</text:span></text:p>
          </table:table-cell>
          <table:table-cell table:style-name="t5.B13" office:value-type="string">
            <text:p text:style-name="P12">$<text:span text:style-name="T13">5</text:span>-8<text:span text:style-name="T13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13">BDKG-23 (</text:span><text:span text:style-name="T17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6.B2" table:number-rows-spanned="3" office:value-type="string">
            <text:p text:style-name="P38">Radia-tion source <text:s/>number</text:p>
          </table:table-cell>
          <table:table-cell table:style-name="t6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6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6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13">Back-ground</text:span>, <text:span text:style-name="T14">nGy/h</text:span></text:p>
          </table:table-cell>
          <table:table-cell table:style-name="t6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9">H</text:span><text:span text:style-name="T20">1</text:span></text:p>
          </table:table-cell>
          <table:table-cell table:style-name="t6.D3" office:value-type="string">
            <text:p text:style-name="P34"><text:span text:style-name="T14">H</text:span><text:span text:style-name="T20">2</text:span></text:p>
          </table:table-cell>
          <table:table-cell table:style-name="t6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<text:span text:style-name="T13">Gy</text:span>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6.A5" office:value-type="string">
            <text:p text:style-name="P11">7 <text:span text:style-name="T13">Gy </text:span>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<text:span text:style-name="T13">Gy </text:span>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<text:span text:style-name="T13">Gy </text:span>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<text:span text:style-name="T13">Gy </text:span>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<text:span text:style-name="T13">Gy </text:span>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5">0,7</text:span> <text:span text:style-name="T13">Gy</text:span>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13">Gy</text:span>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13">40</text:span> <text:span text:style-name="T13">Gy</text:span>/h</text:p>
          </table:table-cell>
          <table:table-cell table:style-name="t6.B13" office:value-type="string">
            <text:p text:style-name="P12"><text:span text:style-name="T13">$6-</text:span>3<text:span text:style-name="T13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3">$6-</text:span>5<text:span text:style-name="T13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3">$6-</text:span>1<text:span text:style-name="T13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13">BDKG-23 (</text:span><text:span text:style-name="T17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7.B2" table:number-rows-spanned="3" office:value-type="string">
            <text:p text:style-name="P38">Radia-tion source <text:s/>number</text:p>
          </table:table-cell>
          <table:table-cell table:style-name="t7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7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7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9">H</text:span><text:span text:style-name="T20">1</text:span></text:p>
          </table:table-cell>
          <table:table-cell table:style-name="t7.D3" office:value-type="string">
            <text:p text:style-name="P34"><text:span text:style-name="T14">H</text:span><text:span text:style-name="T20">2</text:span></text:p>
          </table:table-cell>
          <table:table-cell table:style-name="t7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<text:span text:style-name="T13">Gy</text:span>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7.A5" office:value-type="string">
            <text:p text:style-name="P11">7 <text:span text:style-name="T13">Gy </text:span>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<text:span text:style-name="T13">Gy </text:span>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<text:span text:style-name="T13">Gy </text:span>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<text:span text:style-name="T13">Gy </text:span>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<text:span text:style-name="T13">Gy </text:span>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5">0,7</text:span> <text:span text:style-name="T13">Gy</text:span>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13">Gy</text:span>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13">40</text:span> <text:span text:style-name="T13">Gy</text:span>/h</text:p>
          </table:table-cell>
          <table:table-cell table:style-name="t7.B13" office:value-type="string">
            <text:p text:style-name="P12"><text:span text:style-name="T13">$7-</text:span>3<text:span text:style-name="T13">8</text:span></text:p>
          </table:table-cell>
          <table:table-cell table:style-name="t7.B13" office:value-type="string">
            <text:p text:style-name="P12">$<text:span text:style-name="T13">7</text:span>-4<text:span text:style-name="T13">8</text:span></text:p>
          </table:table-cell>
          <table:table-cell table:style-name="t7.B13" office:value-type="string">
            <text:p text:style-name="P12">$<text:span text:style-name="T13">7</text:span>-5<text:span text:style-name="T13">8</text:span></text:p>
          </table:table-cell>
          <table:table-cell table:style-name="t7.B13" office:value-type="string">
            <text:p text:style-name="P12"><text:span text:style-name="T13">$7-</text:span>6<text:span text:style-name="T13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3">$7-</text:span>8<text:span text:style-name="T13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<text:span text:style-name="T13">BDKG-23 (</text:span><text:span text:style-name="T17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8.B2" table:number-rows-spanned="3" office:value-type="string">
            <text:p text:style-name="P38">Radia-tion source <text:s/>number</text:p>
          </table:table-cell>
          <table:table-cell table:style-name="t8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8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8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9">H</text:span><text:span text:style-name="T20">1</text:span></text:p>
          </table:table-cell>
          <table:table-cell table:style-name="t8.D3" office:value-type="string">
            <text:p text:style-name="P34"><text:span text:style-name="T14">H</text:span><text:span text:style-name="T20">2</text:span></text:p>
          </table:table-cell>
          <table:table-cell table:style-name="t8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<text:span text:style-name="T13">Gy</text:span>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8.A5" office:value-type="string">
            <text:p text:style-name="P11">7 <text:span text:style-name="T13">Gy </text:span>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<text:span text:style-name="T13">Gy </text:span>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<text:span text:style-name="T13">Gy </text:span>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<text:span text:style-name="T13">Gy </text:span>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<text:span text:style-name="T13">Gy </text:span>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5">0,7</text:span> <text:span text:style-name="T13">Gy</text:span>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13">Gy</text:span>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13">40</text:span> <text:span text:style-name="T13">Gy</text:span>/h</text:p>
          </table:table-cell>
          <table:table-cell table:style-name="t8.B13" office:value-type="string">
            <text:p text:style-name="P12"><text:span text:style-name="T13">$8-</text:span>3<text:span text:style-name="T13">8</text:span></text:p>
          </table:table-cell>
          <table:table-cell table:style-name="t8.B13" office:value-type="string">
            <text:p text:style-name="P12">$<text:span text:style-name="T13">8</text:span>-4<text:span text:style-name="T13">8</text:span></text:p>
          </table:table-cell>
          <table:table-cell table:style-name="t8.B13" office:value-type="string">
            <text:p text:style-name="P12">$<text:span text:style-name="T13">8</text:span>-5<text:span text:style-name="T13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3">8</text:span>-0<text:span text:style-name="T13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<text:span text:style-name="T13">BDKG-23 (</text:span><text:span text:style-name="T17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9.B2" table:number-rows-spanned="3" office:value-type="string">
            <text:p text:style-name="P38">Radia-tion source <text:s/>number</text:p>
          </table:table-cell>
          <table:table-cell table:style-name="t9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9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9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13">Back-ground</text:span>, <text:span text:style-name="T19">n</text:span><text:span text:style-name="T14">Gy</text:span><text:span text:style-name="T19">/h</text:span></text:p>
          </table:table-cell>
          <table:table-cell table:style-name="t9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9">H</text:span><text:span text:style-name="T20">1</text:span></text:p>
          </table:table-cell>
          <table:table-cell table:style-name="t9.D3" office:value-type="string">
            <text:p text:style-name="P34"><text:span text:style-name="T14">H</text:span><text:span text:style-name="T20">2</text:span></text:p>
          </table:table-cell>
          <table:table-cell table:style-name="t9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<text:span text:style-name="T13">Gy</text:span>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9.A5" office:value-type="string">
            <text:p text:style-name="P11">7 <text:span text:style-name="T13">Gy </text:span>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<text:span text:style-name="T13">Gy </text:span>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<text:span text:style-name="T13">Gy </text:span>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<text:span text:style-name="T13">Gy </text:span>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<text:span text:style-name="T13">Gy </text:span>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5">0,7</text:span> <text:span text:style-name="T13">Gy</text:span>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13">Gy</text:span>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13">40</text:span> <text:span text:style-name="T13">Gy</text:span>/h</text:p>
          </table:table-cell>
          <table:table-cell table:style-name="t9.B13" office:value-type="string">
            <text:p text:style-name="P12">$<text:span text:style-name="T13">9</text:span>-3<text:span text:style-name="T13">8</text:span></text:p>
          </table:table-cell>
          <table:table-cell table:style-name="t9.B13" office:value-type="string">
            <text:p text:style-name="P12">$<text:span text:style-name="T13">9</text:span>-4<text:span text:style-name="T13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<text:span text:style-name="T13">BDKG-23 (</text:span><text:span text:style-name="T17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10.B2" table:number-rows-spanned="3" office:value-type="string">
            <text:p text:style-name="P38">Radia-tion source <text:s/>number</text:p>
          </table:table-cell>
          <table:table-cell table:style-name="t10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10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10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9">H</text:span><text:span text:style-name="T20">1</text:span></text:p>
          </table:table-cell>
          <table:table-cell table:style-name="t10.D3" office:value-type="string">
            <text:p text:style-name="P34"><text:span text:style-name="T14">H</text:span><text:span text:style-name="T20">2</text:span></text:p>
          </table:table-cell>
          <table:table-cell table:style-name="t10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<text:span text:style-name="T13">Gy</text:span>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0.A5" office:value-type="string">
            <text:p text:style-name="P11">7 <text:span text:style-name="T13">Gy </text:span>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<text:span text:style-name="T13">Gy </text:span>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<text:span text:style-name="T13">Gy </text:span>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<text:span text:style-name="T13">Gy </text:span>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<text:span text:style-name="T13">Gy </text:span>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5">0,7</text:span> <text:span text:style-name="T13">Gy</text:span>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13">Gy</text:span>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13">40</text:span> <text:span text:style-name="T13">Gy</text:span>/h</text:p>
          </table:table-cell>
          <table:table-cell table:style-name="t10.B13" office:value-type="string">
            <text:p text:style-name="P12">$1<text:span text:style-name="T13">0</text:span>-3<text:span text:style-name="T13">8</text:span></text:p>
          </table:table-cell>
          <table:table-cell table:style-name="t10.B13" office:value-type="string">
            <text:p text:style-name="P12">$1<text:span text:style-name="T13">0</text:span>-4<text:span text:style-name="T13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3">0</text:span>-2<text:span text:style-name="T13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9T16:37:42.53</dc:date>
    <meta:print-date>2019-04-03T15:18:00</meta:print-date>
    <meta:editing-cycles>138</meta:editing-cycles>
    <meta:editing-duration>PT10H36M15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844" meta:character-count="9790"/>
  </office:meta>
</office:document-meta>
</file>